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ccff" draw:textarea-horizontal-align="justify" draw:textarea-vertical-align="top" draw:auto-grow-height="false" fo:min-height="2.671cm" fo:min-width="4.58cm"/>
    </style:style>
    <style:style style:name="gr2" style:family="graphic" style:parent-style-name="standard">
      <style:graphic-properties svg:stroke-color="#000000" draw:fill-color="#00ccff" draw:textarea-horizontal-align="justify" draw:textarea-vertical-align="middle" draw:auto-grow-height="false" fo:min-height="0.258cm" fo:min-width="0.77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648cm" fo:min-width="2.1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99ff66" draw:textarea-horizontal-align="justify" draw:textarea-vertical-align="top" draw:auto-grow-height="false" fo:min-height="2.671cm" fo:min-width="4.58cm"/>
    </style:style>
    <style:style style:name="gr7" style:family="graphic" style:parent-style-name="standard">
      <style:graphic-properties svg:stroke-color="#000000" draw:fill-color="#99ff66" draw:textarea-horizontal-align="justify" draw:textarea-vertical-align="middle" draw:auto-grow-height="false" fo:min-height="0.258cm" fo:min-width="0.77cm"/>
    </style:style>
    <style:style style:name="P1" style:family="paragraph">
      <style:paragraph-properties fo:text-align="start"/>
    </style:style>
    <style:style style:name="P2" style:family="paragraph">
      <loext:graphic-properties draw:fill-color="#00ccff"/>
      <style:paragraph-properties fo:text-align="star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loext:graphic-properties draw:fill-color="#00ccff"/>
      <style:paragraph-properties fo:text-align="start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99ff66"/>
      <style:paragraph-properties fo:text-align="start"/>
    </style:style>
    <style:style style:name="P9" style:family="paragraph">
      <loext:graphic-properties draw:fill-color="#99ff66"/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2.921cm" svg:x="18.78cm" svg:y="18.78cm">
          <text:p text:style-name="P1">neural_inputs_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18.907cm" svg:y="20.304cm">
          <text:p text:style-name="P3"><text:span text:style-name="T1">? colum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20.177cm" svg:y="19.796cm">
          <text:p text:style-name="P3"><text:span text:style-name="T1">9 row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9.542cm" svg:y1="20.812cm" svg:x2="19.542cm" svg:y2="21.574cm">
          <text:p/>
        </draw:line>
        <draw:line draw:style-name="gr3" draw:text-style-name="P5" draw:layer="layout" svg:x1="21.447cm" svg:y1="20.05cm" svg:x2="22.209cm" svg:y2="20.05cm">
          <text:p/>
        </draw:line>
        <draw:custom-shape draw:style-name="gr1" draw:text-style-name="P2" xml:id="id1" draw:id="id1" draw:layer="layout" svg:width="5.08cm" svg:height="2.921cm" svg:x="18.78cm" svg:y="24.749cm">
          <text:p text:style-name="P1">base_signals_2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18.907cm" svg:y="26.273cm">
          <text:p text:style-name="P3"><text:span text:style-name="T1">? colum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20.177cm" svg:y="25.765cm">
          <text:p text:style-name="P3"><text:span text:style-name="T1">1 row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9.542cm" svg:y1="26.781cm" svg:x2="19.542cm" svg:y2="27.543cm">
          <text:p/>
        </draw:line>
        <draw:line draw:style-name="gr3" draw:text-style-name="P5" draw:layer="layout" svg:x1="21.447cm" svg:y1="26.019cm" svg:x2="22.209cm" svg:y2="26.019cm">
          <text:p/>
        </draw:line>
        <draw:custom-shape draw:style-name="gr4" draw:text-style-name="P7" xml:id="id4" draw:id="id4" draw:layer="layout" svg:width="3.81cm" svg:height="1.27cm" svg:x="18.78cm" svg:y="22.59cm">
          <text:p text:style-name="P6"><text:span text:style-name="T2">Reduce</text:span></text:p>
          <text:p text:style-name="P6"><text:span text:style-name="T2">Row 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.08cm" svg:height="2.921cm" svg:x="25.13cm" svg:y="31.48cm">
          <text:p text:style-name="P1">clipped_inputs_3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25.257cm" svg:y="33.004cm">
          <text:p text:style-name="P3"><text:span text:style-name="T1">? colum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26.527cm" svg:y="32.496cm">
          <text:p text:style-name="P3"><text:span text:style-name="T1">9 row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5.892cm" svg:y1="33.512cm" svg:x2="25.892cm" svg:y2="34.274cm">
          <text:p/>
        </draw:line>
        <draw:line draw:style-name="gr3" draw:text-style-name="P5" draw:layer="layout" svg:x1="27.797cm" svg:y1="32.75cm" svg:x2="28.559cm" svg:y2="32.75cm">
          <text:p/>
        </draw:line>
        <draw:custom-shape draw:style-name="gr4" draw:text-style-name="P7" xml:id="id2" draw:id="id2" draw:layer="layout" svg:width="3.81cm" svg:height="1.27cm" svg:x="25.13cm" svg:y="28.94cm">
          <text:p text:style-name="P6"><text:span text:style-name="T2">Row Broadcast</text:span></text:p>
          <text:p text:style-name="P6"><text:span text:style-name="T2">Sub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3.86cm" svg:y1="26.209cm" svg:x2="25.688cm" svg:y2="29.126cm" draw:start-shape="id1" draw:start-glue-point="1" draw:end-shape="id2" draw:end-glue-point="5" svg:d="M23860 26209l1828 2917" svg:viewBox="0 0 1829 2918">
          <text:p/>
        </draw:connector>
        <draw:connector draw:style-name="gr5" draw:text-style-name="P5" draw:layer="layout" draw:type="line" svg:x1="23.86cm" svg:y1="20.24cm" svg:x2="27.035cm" svg:y2="28.94cm" draw:start-shape="id3" draw:start-glue-point="1" draw:end-shape="id2" draw:end-glue-point="4" svg:d="M23860 20240l3175 8700" svg:viewBox="0 0 3176 8701">
          <text:p/>
        </draw:connector>
        <draw:connector draw:style-name="gr5" draw:text-style-name="P5" draw:layer="layout" draw:type="line" svg:x1="21.32cm" svg:y1="21.701cm" svg:x2="20.685cm" svg:y2="22.59cm" draw:start-shape="id3" draw:start-glue-point="2" draw:end-shape="id4" draw:end-glue-point="4" svg:d="M21320 21701l-635 889" svg:viewBox="0 0 636 890">
          <text:p/>
        </draw:connector>
        <draw:connector draw:style-name="gr5" draw:text-style-name="P5" draw:layer="layout" draw:type="line" svg:x1="20.685cm" svg:y1="23.86cm" svg:x2="21.32cm" svg:y2="24.749cm" draw:start-shape="id4" draw:start-glue-point="8" draw:end-shape="id1" draw:end-glue-point="0" svg:d="M20685 23860l635 889" svg:viewBox="0 0 636 890">
          <text:p/>
        </draw:connector>
        <draw:connector draw:style-name="gr5" draw:text-style-name="P5" draw:layer="layout" draw:type="line" svg:x1="20.947cm" svg:y1="17.374cm" svg:x2="21.32cm" svg:y2="18.78cm" draw:end-shape="id3" draw:end-glue-point="0" svg:d="M20947 17374l373 1406" svg:viewBox="0 0 374 1407">
          <text:p/>
        </draw:connector>
        <draw:connector draw:style-name="gr5" draw:text-style-name="P5" draw:layer="layout" draw:type="line" svg:x1="27.035cm" svg:y1="30.21cm" svg:x2="27.67cm" svg:y2="31.48cm" draw:start-shape="id2" draw:start-glue-point="8" draw:end-shape="id5" draw:end-glue-point="0" svg:d="M27035 30210l635 1270" svg:viewBox="0 0 636 1271">
          <text:p/>
        </draw:connector>
        <draw:custom-shape draw:style-name="gr1" draw:text-style-name="P2" xml:id="id10" draw:id="id10" draw:layer="layout" svg:width="5.08cm" svg:height="2.921cm" svg:x="34.02cm" svg:y="40.37cm">
          <text:p text:style-name="P1">neural_outputs_4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34.147cm" svg:y="41.894cm">
          <text:p text:style-name="P3"><text:span text:style-name="T1">? colum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35.417cm" svg:y="41.386cm">
          <text:p text:style-name="P3"><text:span text:style-name="T1">256 row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4.782cm" svg:y1="42.402cm" svg:x2="34.782cm" svg:y2="43.164cm">
          <text:p/>
        </draw:line>
        <draw:line draw:style-name="gr3" draw:text-style-name="P5" draw:layer="layout" svg:x1="36.687cm" svg:y1="41.64cm" svg:x2="37.449cm" svg:y2="41.64cm">
          <text:p/>
        </draw:line>
        <draw:custom-shape draw:style-name="gr4" draw:text-style-name="P7" xml:id="id6" draw:id="id6" draw:layer="layout" svg:width="3.81cm" svg:height="1.27cm" svg:x="30.21cm" svg:y="35.29cm">
          <text:p text:style-name="P6"><text:span text:style-name="T2">Matrix Multi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7" draw:id="id7" draw:layer="layout" svg:width="5.08cm" svg:height="2.921cm" svg:x="35.29cm" svg:y="31.48cm">
          <text:p text:style-name="P1">neural_weights_3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27cm" svg:height="0.508cm" svg:x="35.417cm" svg:y="33.004cm">
          <text:p text:style-name="P3"><text:span text:style-name="T1">9 column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27cm" svg:height="0.508cm" svg:x="36.687cm" svg:y="32.496cm">
          <text:p text:style-name="P3"><text:span text:style-name="T1">256 row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6.052cm" svg:y1="33.512cm" svg:x2="36.052cm" svg:y2="34.274cm">
          <text:p/>
        </draw:line>
        <draw:line draw:style-name="gr3" draw:text-style-name="P5" draw:layer="layout" svg:x1="37.957cm" svg:y1="32.75cm" svg:x2="38.719cm" svg:y2="32.75cm">
          <text:p/>
        </draw:line>
        <draw:custom-shape draw:style-name="gr6" draw:text-style-name="P8" xml:id="id8" draw:id="id8" draw:layer="layout" svg:width="5.08cm" svg:height="2.921cm" svg:x="41.64cm" svg:y="31.48cm">
          <text:p text:style-name="P1">neural_biases_3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27cm" svg:height="0.508cm" svg:x="41.767cm" svg:y="33.004cm">
          <text:p text:style-name="P3"><text:span text:style-name="T1">1 column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27cm" svg:height="0.508cm" svg:x="43.037cm" svg:y="32.496cm">
          <text:p text:style-name="P3"><text:span text:style-name="T1">256 row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2.402cm" svg:y1="33.512cm" svg:x2="42.402cm" svg:y2="34.274cm">
          <text:p/>
        </draw:line>
        <draw:line draw:style-name="gr3" draw:text-style-name="P5" draw:layer="layout" svg:x1="44.307cm" svg:y1="32.75cm" svg:x2="45.069cm" svg:y2="32.75cm">
          <text:p/>
        </draw:line>
        <draw:connector draw:style-name="gr5" draw:text-style-name="P5" draw:layer="layout" draw:type="line" svg:x1="30.21cm" svg:y1="32.94cm" svg:x2="30.768cm" svg:y2="35.476cm" draw:start-shape="id5" draw:start-glue-point="1" draw:end-shape="id6" draw:end-glue-point="5" svg:d="M30210 32940l558 2536" svg:viewBox="0 0 559 2537">
          <text:p/>
        </draw:connector>
        <draw:connector draw:style-name="gr5" draw:text-style-name="P5" draw:layer="layout" draw:type="line" svg:x1="35.29cm" svg:y1="32.94cm" svg:x2="33.462cm" svg:y2="35.476cm" draw:start-shape="id7" draw:start-glue-point="3" draw:end-shape="id6" draw:end-glue-point="11" svg:d="M35290 32940l-1828 2536" svg:viewBox="0 0 1829 2537">
          <text:p/>
        </draw:connector>
        <draw:custom-shape draw:style-name="gr4" draw:text-style-name="P7" xml:id="id9" draw:id="id9" draw:layer="layout" svg:width="3.81cm" svg:height="1.27cm" svg:x="34.02cm" svg:y="37.83cm">
          <text:p text:style-name="P6"><text:span text:style-name="T2">Vector 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4.18cm" svg:y1="34.401cm" svg:x2="37.272cm" svg:y2="38.016cm" draw:start-shape="id8" draw:start-glue-point="2" draw:end-shape="id9" draw:end-glue-point="11" svg:d="M44180 34401l-6908 3615" svg:viewBox="0 0 6909 3616">
          <text:p/>
        </draw:connector>
        <draw:connector draw:style-name="gr5" draw:text-style-name="P5" draw:layer="layout" draw:type="line" svg:x1="32.115cm" svg:y1="36.56cm" svg:x2="34.578cm" svg:y2="38.016cm" draw:start-shape="id6" draw:start-glue-point="8" draw:end-shape="id9" draw:end-glue-point="5" svg:d="M32115 36560l2463 1456" svg:viewBox="0 0 2464 1457">
          <text:p/>
        </draw:connector>
        <draw:connector draw:style-name="gr5" draw:text-style-name="P5" draw:layer="layout" draw:type="line" svg:x1="35.925cm" svg:y1="39.1cm" svg:x2="36.56cm" svg:y2="40.37cm" draw:start-shape="id9" draw:start-glue-point="8" draw:end-shape="id10" svg:d="M35925 39100l635 1270" svg:viewBox="0 0 636 1271">
          <text:p/>
        </draw:connector>
        <draw:custom-shape draw:style-name="gr4" draw:text-style-name="P7" xml:id="id11" draw:id="id11" draw:layer="layout" svg:width="3.81cm" svg:height="1.27cm" svg:x="34.02cm" svg:y="44.18cm">
          <text:p text:style-name="P6"><text:span text:style-name="T2">arg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5.08cm" svg:height="2.921cm" svg:x="34.02cm" svg:y="46.72cm">
          <text:p text:style-name="P1">pixel_outputs_5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34.147cm" svg:y="48.244cm">
          <text:p text:style-name="P3"><text:span text:style-name="T1">? colum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508cm" svg:x="35.417cm" svg:y="47.736cm">
          <text:p text:style-name="P3"><text:span text:style-name="T1">256 row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4.782cm" svg:y1="48.752cm" svg:x2="34.782cm" svg:y2="49.514cm">
          <text:p/>
        </draw:line>
        <draw:line draw:style-name="gr3" draw:text-style-name="P5" draw:layer="layout" svg:x1="36.687cm" svg:y1="47.99cm" svg:x2="37.449cm" svg:y2="47.99cm">
          <text:p/>
        </draw:line>
        <draw:connector draw:style-name="gr5" draw:text-style-name="P5" draw:layer="layout" draw:type="line" svg:x1="36.56cm" svg:y1="43.291cm" svg:x2="35.925cm" svg:y2="44.18cm" draw:start-shape="id10" draw:start-glue-point="2" draw:end-shape="id11" svg:d="M36560 43291l-635 889" svg:viewBox="0 0 636 890">
          <text:p/>
        </draw:connector>
        <draw:connector draw:style-name="gr5" draw:text-style-name="P5" draw:layer="layout" draw:type="line" svg:x1="35.925cm" svg:y1="45.45cm" svg:x2="36.56cm" svg:y2="46.72cm" draw:start-shape="id11" draw:start-glue-point="8" draw:end-shape="id12" draw:end-glue-point="0" svg:d="M35925 45450l635 1270" svg:viewBox="0 0 63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1:18:47.331541315</meta:creation-date>
    <meta:generator>LibreOffice/5.1.4.2$Linux_X86_64 LibreOffice_project/10m0$Build-2</meta:generator>
    <dc:date>2016-12-05T13:17:35.826130874</dc:date>
    <meta:editing-duration>PT1H58M40S</meta:editing-duration>
    <meta:editing-cycles>19</meta:editing-cycles>
    <meta:document-statistic meta:object-count="53"/>
  </office:meta>
</office:document-meta>
</file>